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C300000031CE9CC67BDAFD67B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66d92" officeooo:paragraph-rsid="00166d92"/>
    </style:style>
    <style:style style:name="T1" style:family="text">
      <style:text-properties style:text-position="super 58%"/>
    </style:style>
    <style:style style:name="T2" style:family="text">
      <style:text-properties style:text-position="0% 10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width="3.1319in" svg:height="0.3402in" draw:z-index="0"><draw:image xlink:href="Pictures/10000001000001C300000031CE9CC67BDAFD67B9.png" xlink:type="simple" xlink:show="embed" xlink:actuate="onLoad" draw:mime-type="image/png"/></draw:frame>Manager</text:p>
      <text:p text:style-name="P1">Management</text:p>
      <text:p text:style-name="P1">weaknesses</text:p>
      <text:p text:style-name="P1"/>
      <text:p text:style-name="P1"><text:tab/>The Chesterton Academy Students are encouraged to make a Pilgrimage to Rome. <text:s/>A trip to the Cheyenne River Indian Reservation, SD could also be a Pilgrimage. These Pilgrimages are quite different but complementary. One might call the first a “High Road” Pilgrimage and the second one the “Low Road” Pilgrimage. The first is like going to be with “Peter” and the second like going to be with the “poor”. Both are excellent Pilgrimages but anyone of the Pilgrimages without the other is somewhat deficient. </text:p>
      <text:p text:style-name="P1"><text:tab/>In 1999 I made a pilgrimage from Columbia, SC, beginning Jan 1<text:span text:style-name="T1">st</text:span><text:span text:style-name="T2"> and ending on Dec. 12</text:span><text:span text:style-name="T1">th</text:span><text:span text:style-name="T2"> with midnight Mass at the Basilica of Our Lady Of Guadalupe in Mexico City. My pastor at that time was Monsignor Leigh Lehocky, who helped me in planning the Pilgrimage. He told me that every Pilgrimage should have a “Holy End” to it and asked me what my “Holy End” was! I hadn’t thought of it. After a quick reflection, I said: Midnight Mass at the Basilica in Mexico City. He said: That’s a good one but it could also be a virtue. Another quick reflection and I said “Humility” because I’ve always been a very “Arrogant” person. Monsignor was satisfied with my “Holy End” and so was I.</text:span></text:p>
      <text:p text:style-name="P1"/>
      <text:p text:style-name="P1">Question 1: Do the Chesterton Academy students have a “Holy End” to their Pilgrimage to Rome?</text:p>
      <text:p text:style-name="P1">Question 2: What would be a “Holy End” to a Pilgrimage to Eagle Butte, SD?</text:p>
      <text:p text:style-name="P1"/>
      <text:p text:style-name="P1"><text:tab/>One possible answer: “Reconciliation”. One of my views of Purgatory is just that: “Reconciliation”. No one can enter the “Kingdom of God” without having been reconciled with everyone. I’m convinced it will be considerably easier to reconcile here on earth then in Purgatory, so let’s begin now. One beautiful way is to work side by side, an opportunity which this proposal provides.</text:p>
      <text:p text:style-name="P1"><text:tab/>One additional thought about the two Pilgrimages: Who wouldn’t want to go on the Pilgrimage to Rome. Cost is one thing that could prevent any students from going. The cost of gas to Eagle Butte, SD and back is about the only expense they will encounter. </text:p>
      <text:p text:style-name="P1"><text:tab/>They will live at the Cheyenne River Youth Project with 2 people per room(Bunk beds), community Kitchen, community showers. They have large walk in Refrigerators &amp; Freezers that are loaded with various commodities. There may be special preferred items that a particular person wants. For that they will have to go to the local grocery store. Eagle Butte, SD is like any other small town so their prices will be higher. There’s no Walmart in Eagle Butte!</text:p>
      <text:p text:style-name="P1"/>
      <text:p text:style-name="P1"><text:tab/>That’s my Proposal Bill. Consider it a 1<text:span text:style-name="T1">st</text:span> draft. Let me know any questions or thoughts you may have.</text:p>
      <text:p text:style-name="P1"/>
      <text:p text:style-name="P1">Yours in Christ,</text:p>
      <text:p text:style-name="P1">Bob Englert</text:p>
      <text:p text:style-name="P1"/>
      <text:p text:style-name="P1">simplify</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1T15:47:32.501000000</meta:creation-date>
    <dc:date>2024-12-14T18:37:22.153000000</dc:date>
    <meta:editing-duration>P3DT2H49M51S</meta:editing-duration>
    <meta:editing-cycles>1</meta:editing-cycles>
    <meta:document-statistic meta:table-count="0" meta:image-count="1" meta:object-count="0" meta:page-count="1" meta:paragraph-count="14" meta:word-count="454" meta:character-count="2606" meta:non-whitespace-character-count="2157"/>
    <meta:generator>LibreOffice/7.6.0.3$Windows_X86_64 LibreOffice_project/69edd8b8ebc41d00b4de3915dc82f8f0fc3b6265</meta:generator>
  </office:meta>
</office:document-meta>
</file>